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4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70C0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70C0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70C0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70C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70C0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70C0"/>
    </style:style>
    <style:style style:name="ce24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0pt" style:font-size-asian="10pt" style:font-size-complex="10pt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font-size="10pt" style:font-size-asian="10pt" style:font-size-complex="10pt"/>
    </style:style>
    <style:style style:name="ce27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4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70C0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FFFFFF"/>
      <style:text-properties fo:font-size="10pt" style:font-size-asian="10pt" style:font-size-complex="10pt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fo:wrap-option="wrap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70C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/>
    </style:style>
    <style:style style:name="ce3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70C0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/>
      <style:text-properties fo:font-size="10pt" style:font-size-asian="10pt" style:font-size-complex="10pt"/>
    </style:style>
    <style:style style:name="ce37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4">
      <style:table-cell-properties fo:border="2pt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19">
      <style:table-cell-properties fo:border="2pt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70C0" fo:font-size="10pt" style:font-size-asian="10pt" style:font-size-complex="10pt"/>
    </style:style>
    <style:style style:name="ce49" style:family="table-cell" style:parent-style-name="Default" style:data-style-name="N2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70C0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/>
      <style:text-properties fo:font-size="10pt" style:font-size-asian="10pt" style:font-size-complex="10pt"/>
    </style:style>
    <style:style style:name="co1" style:family="table-column">
      <style:table-column-properties fo:break-before="auto" style:column-width="7.76816666666667cm"/>
    </style:style>
    <style:style style:name="co2" style:family="table-column">
      <style:table-column-properties fo:break-before="auto" style:column-width="3.66183333333333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2.89983333333333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9.01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43">
            <text:p>SERVER</text:p>
          </table:table-cell>
          <table:table-cell office:value-type="string" table:style-name="ce44">
            <text:p>ΤΙΜΗ</text:p>
          </table:table-cell>
          <table:table-cell office:value-type="string" table:style-name="ce45">
            <text:p>ΕΤΟΣ ΑΓΟΡΑΣ</text:p>
          </table:table-cell>
          <table:table-cell office:value-type="string" table:style-name="ce44">
            <text:p>SERIAL NUMBER</text:p>
          </table:table-cell>
          <table:table-cell office:value-type="string" table:style-name="ce43">
            <text:p>ΚΩΔΙΚΟΣ ΠΑΓΙΟΥ</text:p>
          </table:table-cell>
          <table:table-cell office:value-type="string" table:style-name="ce43">
            <text:p>ΣΧΟΛΙΑ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IBM NETBAY S2 42U STD Rack Cabinet</text:p>
          </table:table-cell>
          <table:table-cell office:value-type="float" office:value="1150" table:style-name="ce4">
            <text:p>1.150,00</text:p>
          </table:table-cell>
          <table:table-cell office:value-type="date" office:date-value="2012-12-21T00:00:00" table:style-name="ce5">
            <text:p>21/12/2012</text:p>
          </table:table-cell>
          <table:table-cell office:value-type="string" table:style-name="ce4">
            <text:p>23GP677</text:p>
          </table:table-cell>
          <table:table-cell table:style-name="ce3"/>
          <table:table-cell office:value-type="string" table:style-name="ce6">
            <text:p>RACK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Lenovo SystemX 3650 M5</text:p>
          </table:table-cell>
          <table:table-cell office:value-type="float" office:value="8475.7000000000007" table:style-name="ce9">
            <text:p>8.475,70</text:p>
          </table:table-cell>
          <table:table-cell office:value-type="date" office:date-value="2016-01-29T00:00:00" table:style-name="ce10">
            <text:p>29/1/2016</text:p>
          </table:table-cell>
          <table:table-cell office:value-type="string" table:style-name="ce9">
            <text:p>06HRMYD</text:p>
          </table:table-cell>
          <table:table-cell office:value-type="float" office:value="1403001665" table:style-name="ce11">
            <text:p>1403001665</text:p>
          </table:table-cell>
          <table:table-cell office:value-type="string" table:style-name="ce12">
            <text:p>SYMANTEC DLO - SERVER BACKUP USER DISK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7">
            <text:p>Dell PowerEdge R410</text:p>
          </table:table-cell>
          <table:table-cell office:value-type="float" office:value="1930.6" table:style-name="ce9">
            <text:p>1.930,60</text:p>
          </table:table-cell>
          <table:table-cell office:value-type="date" office:date-value="2011-02-08T00:00:00" table:style-name="ce10">
            <text:p>8/2/2011</text:p>
          </table:table-cell>
          <table:table-cell office:value-type="string" table:style-name="ce9">
            <text:p>BFLXV4J</text:p>
          </table:table-cell>
          <table:table-cell office:value-type="float" office:value="1403001558" table:style-name="ce11">
            <text:p>1403001558</text:p>
          </table:table-cell>
          <table:table-cell office:value-type="string" table:style-name="ce14">
            <text:p>1403001558 Κ. ΠΑΓΙΟΥ SERVER &amp; ΚΟΣΤΟΣ (1930,60€) , ΠΕΡΙΛΑΜΒΑΝΕΤΑΙ OPT TOTAL CARE DELL SERVER PE R410 - ESXi 5 (S/T: BFLXV4J , EXPSVC CODE: 24888450259)</text:p>
          </table:table-cell>
          <table:table-cell table:number-columns-repeated="16378"/>
        </table:table-row>
        <table:table-row table:style-name="ro4">
          <table:covered-table-cell/>
          <table:table-cell office:value-type="float" office:value="110.11" table:style-name="ce9">
            <text:p>110,11</text:p>
          </table:table-cell>
          <table:table-cell table:style-name="ce10"/>
          <table:table-cell table:style-name="ce9"/>
          <table:table-cell office:value-type="float" office:value="1403001676" table:style-name="ce11">
            <text:p>1403001676</text:p>
          </table:table-cell>
          <table:table-cell office:value-type="string" table:style-name="ce14">
            <text:p>1403001676 Κ. ΠΑΓΙΟΥ DELL 300GB 15K 6G 3.5'' SAS HDD &amp; ΚΟΣΤΟΣ (110,11€)</text:p>
          </table:table-cell>
          <table:table-cell table:number-columns-repeated="16378"/>
        </table:table-row>
        <table:table-row table:style-name="ro4">
          <table:table-cell office:value-type="string" table:style-name="ce7">
            <text:p>Dell PowerEdge R310</text:p>
          </table:table-cell>
          <table:table-cell office:value-type="float" office:value="2160.59" table:style-name="ce9">
            <text:p>2.160,59</text:p>
          </table:table-cell>
          <table:table-cell office:value-type="date" office:date-value="2010-12-08T00:00:00" table:style-name="ce16">
            <text:p>8/12/2010</text:p>
          </table:table-cell>
          <table:table-cell office:value-type="string" table:style-name="ce17">
            <text:p>G6F0Y4J</text:p>
          </table:table-cell>
          <table:table-cell office:value-type="float" office:value="1403001547" table:style-name="ce11">
            <text:p>1403001547</text:p>
          </table:table-cell>
          <table:table-cell office:value-type="string" table:style-name="ce12">
            <text:p>1403001547 Κ. ΠΑΓΙΟΥ SERVER &amp; ΚΟΣΤΟΣ (2160,59€) , Null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Dell 4GB DDR3-1333 REC DIMM LV 2RX8</text:p>
          </table:table-cell>
          <table:table-cell office:value-type="float" office:value="287.08" table:style-name="ce9">
            <text:p>287,08</text:p>
          </table:table-cell>
          <table:table-cell office:value-type="date" office:date-value="2014-11-04T00:00:00" table:style-name="ce16">
            <text:p>4/11/2014</text:p>
          </table:table-cell>
          <table:table-cell office:value-type="string" table:style-name="ce17">
            <text:p>0228670 , 0226743 , 0227102 , 0228724</text:p>
          </table:table-cell>
          <table:table-cell table:style-name="ce18"/>
          <table:table-cell office:value-type="string" table:style-name="ce12">
            <text:p>ΤΟΠΟΘΕΤΗΘΗΚΑΝ ΣΤΟΝ SERVER DELL POWEREDGE R310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Dell 500GB SATA 7.2K 3.5'' HDD</text:p>
          </table:table-cell>
          <table:table-cell office:value-type="float" office:value="261.18" table:style-name="ce9">
            <text:p>261,18</text:p>
          </table:table-cell>
          <table:table-cell office:value-type="date" office:date-value="2014-11-04T00:00:00" table:style-name="ce16">
            <text:p>4/11/2014</text:p>
          </table:table-cell>
          <table:table-cell office:value-type="string" table:style-name="ce17">
            <text:p>WMAYP0DM8FSM , WMAYP0DMW3SE , WMAYP0DTM0FE</text:p>
          </table:table-cell>
          <table:table-cell table:style-name="ce18"/>
          <table:table-cell office:value-type="string" table:style-name="ce12">
            <text:p>ΤΟΠΟΘΕΤΗΘΗΚΑΝ ΣΤΟΝ SERVER DELL POWEREDGE R310</text:p>
          </table:table-cell>
          <table:table-cell table:number-columns-repeated="16378"/>
        </table:table-row>
        <table:table-row table:style-name="ro4">
          <table:table-cell office:value-type="string" table:style-name="ce7">
            <text:p>HP Storageworks X1400 (Apollon II)</text:p>
          </table:table-cell>
          <table:table-cell office:value-type="float" office:value="3788.63" table:style-name="ce9">
            <text:p>3.788,63</text:p>
          </table:table-cell>
          <table:table-cell office:value-type="date" office:date-value="2010-07-08T00:00:00" table:style-name="ce16">
            <text:p>8/7/2010</text:p>
          </table:table-cell>
          <table:table-cell table:style-name="ce17"/>
          <table:table-cell office:value-type="float" office:value="1403001523" table:style-name="ce11">
            <text:p>1403001523</text:p>
          </table:table-cell>
          <table:table-cell office:value-type="string" table:style-name="ce12">
            <text:p>1403001523 Κ. ΠΑΓΙΟΥ SERVER &amp; ΚΟΣΤΟΣ (3788,63€) , APOLLON II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IBM System Storage TS2900</text:p>
          </table:table-cell>
          <table:table-cell office:value-type="float" office:value="3138" table:style-name="ce9">
            <text:p>3.138,00</text:p>
          </table:table-cell>
          <table:table-cell office:value-type="date" office:date-value="2013-01-09T00:00:00" table:style-name="ce10">
            <text:p>9/1/2013</text:p>
          </table:table-cell>
          <table:table-cell office:value-type="string" table:style-name="ce17">
            <text:p>S/N: 6812721 - M/T: 3572</text:p>
          </table:table-cell>
          <table:table-cell office:value-type="float" office:value="1403001668" table:number-columns-spanned="1" table:number-rows-spanned="3" table:style-name="ce48">
            <text:p>1403001668</text:p>
          </table:table-cell>
          <table:table-cell office:value-type="string" table:style-name="ce14">
            <text:p>1403001609 Κ. ΠΑΓΙΟΥ SWITCH &amp; ΚΟΣΤΟΣ (4344€) , ΑΠΌ ΤΗΝ ΚΑΤΑΓΡΑΦΗ ΠΑΓΙΩΝ ΕΧΕΙ ΓΙΝΕΙ ΔΙΑΓΡΑΦΗ , TAPE LIBRARY BACKUP ΑΠΟΤΕΛΕΙΤΑΙ ΑΠΌ 10 ΚΑΣΕΤΕΣ. ΕΓΙΝΕ ΑΝΤΙΚΑΤΑΣΤΑΣΗ LIBRARY ΙΟΥΝΙΟΣ 2015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IBM Ultrium LTO Cleaning Cartridge</text:p>
          </table:table-cell>
          <table:table-cell office:value-type="float" office:value="38" table:style-name="ce9">
            <text:p>38,00</text:p>
          </table:table-cell>
          <table:table-cell office:value-type="date" office:date-value="2013-01-09T00:00:00" table:style-name="ce10">
            <text:p>9/1/2013</text:p>
          </table:table-cell>
          <table:table-cell table:style-name="ce17"/>
          <table:covered-table-cell/>
          <table:table-cell table:style-name="ce14"/>
          <table:table-cell table:number-columns-repeated="16378"/>
        </table:table-row>
        <table:table-row table:style-name="ro2">
          <table:table-cell office:value-type="string" table:style-name="ce7">
            <text:p>IBM Power Cable 10A/230V C13-CEE7 2.8m</text:p>
          </table:table-cell>
          <table:table-cell office:value-type="float" office:value="8.5" table:style-name="ce9">
            <text:p>8,50</text:p>
          </table:table-cell>
          <table:table-cell office:value-type="date" office:date-value="2013-01-09T00:00:00" table:style-name="ce10">
            <text:p>9/1/2013</text:p>
          </table:table-cell>
          <table:table-cell table:style-name="ce9"/>
          <table:covered-table-cell/>
          <table:table-cell table:style-name="ce14"/>
          <table:table-cell table:number-columns-repeated="16378"/>
        </table:table-row>
        <table:table-row table:style-name="ro2">
          <table:table-cell office:value-type="string" table:style-name="ce7">
            <text:p>Data Cartridges LTO5 IBM 5Pack</text:p>
          </table:table-cell>
          <table:table-cell office:value-type="float" office:value="724" table:style-name="ce9">
            <text:p>724,00</text:p>
          </table:table-cell>
          <table:table-cell office:value-type="date" office:date-value="2013-01-21T00:00:00" table:style-name="ce10">
            <text:p>21/1/2013</text:p>
          </table:table-cell>
          <table:table-cell table:style-name="ce9"/>
          <table:table-cell office:value-type="float" office:value="1403001671" table:style-name="ce22">
            <text:p>1403001671</text:p>
          </table:table-cell>
          <table:table-cell office:value-type="string" table:style-name="ce14">
            <text:p>10 backup tape (2 * 5 tape)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IBM System X3650 M3</text:p>
          </table:table-cell>
          <table:table-cell office:value-type="float" office:value="1455" table:style-name="ce9">
            <text:p>1.455,00</text:p>
          </table:table-cell>
          <table:table-cell office:value-type="date" office:date-value="2013-01-09T00:00:00" table:style-name="ce10">
            <text:p>9/1/2013</text:p>
          </table:table-cell>
          <table:table-cell office:value-type="string" table:style-name="ce9">
            <text:p>06HZZN3</text:p>
          </table:table-cell>
          <table:table-cell office:value-type="float" office:value="1403001668" table:number-columns-spanned="1" table:number-rows-spanned="4" table:style-name="ce48">
            <text:p>1403001668</text:p>
          </table:table-cell>
          <table:table-cell office:value-type="string" table:style-name="ce14">
            <text:p>1403001602 Ο ΚΩΔΙΚΟΣ ΠΑΓΙΟΥ ΕΊΝΑΙ ΛΑΘΟΣ , NBU01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IBM 1TB 7.2K 2.5'' 6GBPS NL HS HDD</text:p>
          </table:table-cell>
          <table:table-cell office:value-type="float" office:value="1064" table:style-name="ce9">
            <text:p>1.064,00</text:p>
          </table:table-cell>
          <table:table-cell office:value-type="date" office:date-value="2013-01-09T00:00:00" table:style-name="ce10">
            <text:p>9/1/2013</text:p>
          </table:table-cell>
          <table:table-cell table:style-name="ce9"/>
          <table:covered-table-cell/>
          <table:table-cell table:style-name="ce14"/>
          <table:table-cell table:number-columns-repeated="16378"/>
        </table:table-row>
        <table:table-row table:style-name="ro2">
          <table:table-cell office:value-type="string" table:style-name="ce7">
            <text:p>IBM 2m SAS/MINI-SAS cCable</text:p>
          </table:table-cell>
          <table:table-cell office:value-type="float" office:value="122" table:style-name="ce9">
            <text:p>122,00</text:p>
          </table:table-cell>
          <table:table-cell office:value-type="date" office:date-value="2013-01-09T00:00:00" table:style-name="ce10">
            <text:p>9/1/2013</text:p>
          </table:table-cell>
          <table:table-cell table:style-name="ce9"/>
          <table:covered-table-cell/>
          <table:table-cell table:style-name="ce14"/>
          <table:table-cell table:number-columns-repeated="16378"/>
        </table:table-row>
        <table:table-row table:style-name="ro2">
          <table:table-cell office:value-type="string" table:style-name="ce7">
            <text:p>IBM Power Cable 10A/230V C13-CEE7 2.8m</text:p>
          </table:table-cell>
          <table:table-cell office:value-type="float" office:value="8.5" table:style-name="ce9">
            <text:p>8,50</text:p>
          </table:table-cell>
          <table:table-cell office:value-type="date" office:date-value="2013-01-09T00:00:00" table:style-name="ce10">
            <text:p>9/1/2013</text:p>
          </table:table-cell>
          <table:table-cell table:style-name="ce9"/>
          <table:covered-table-cell/>
          <table:table-cell table:style-name="ce14"/>
          <table:table-cell table:number-columns-repeated="16378"/>
        </table:table-row>
        <table:table-row table:style-name="ro2">
          <table:table-cell office:value-type="string" table:style-name="ce7">
            <text:p>IBM 8GB LPD ECC DDR3/1333 CL9</text:p>
          </table:table-cell>
          <table:table-cell office:value-type="float" office:value="1944" table:style-name="ce9">
            <text:p>1.944,00</text:p>
          </table:table-cell>
          <table:table-cell office:value-type="date" office:date-value="2018-10-01T00:00:00" table:style-name="ce10">
            <text:p>1/10/2018</text:p>
          </table:table-cell>
          <table:table-cell table:style-name="ce17"/>
          <table:table-cell office:value-type="float" office:value="1403001744" table:style-name="ce11">
            <text:p>1403001744</text:p>
          </table:table-cell>
          <table:table-cell office:value-type="string" table:style-name="ce14">
            <text:p>Αναβάθμιση μνημών Backup Server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IBM System X3650 M4</text:p>
          </table:table-cell>
          <table:table-cell office:value-type="float" office:value="4927.5" table:style-name="ce9">
            <text:p>4.927,50</text:p>
          </table:table-cell>
          <table:table-cell office:value-type="date" office:date-value="2012-12-21T00:00:00" table:style-name="ce10">
            <text:p>21/12/2012</text:p>
          </table:table-cell>
          <table:table-cell office:value-type="string" table:style-name="ce9">
            <text:p>KD8T56W</text:p>
          </table:table-cell>
          <table:table-cell office:value-type="float" office:value="1403001605" table:style-name="ce8">
            <text:p>1403001605</text:p>
          </table:table-cell>
          <table:table-cell office:value-type="string" table:style-name="ce12">
            <text:p>1403001605 Ο ΚΩΔΙΚΟΣ ΠΑΓΙΟΥ ΔΕΝ ΥΠΑΡΧΕΙ , ESX02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IBM System X3650 M4</text:p>
          </table:table-cell>
          <table:table-cell office:value-type="float" office:value="4927.5" table:style-name="ce9">
            <text:p>4.927,50</text:p>
          </table:table-cell>
          <table:table-cell office:value-type="date" office:date-value="2012-12-21T00:00:00" table:style-name="ce10">
            <text:p>21/12/2012</text:p>
          </table:table-cell>
          <table:table-cell office:value-type="string" table:style-name="ce9">
            <text:p>KD8T56P</text:p>
          </table:table-cell>
          <table:table-cell office:value-type="float" office:value="1403001606" table:style-name="ce8">
            <text:p>1403001606</text:p>
          </table:table-cell>
          <table:table-cell office:value-type="string" table:style-name="ce12">
            <text:p>1403001606 Ο ΚΩΔΙΚΟΣ ΠΑΓΙΟΥ ΔΕΝ ΥΠΑΡΧΕΙ , ESX01</text:p>
          </table:table-cell>
          <table:table-cell table:number-columns-repeated="16378"/>
        </table:table-row>
        <table:table-row table:style-name="ro4">
          <table:table-cell office:value-type="string" table:style-name="ce7">
            <text:p>IBM System Storage DS3524</text:p>
          </table:table-cell>
          <table:table-cell office:value-type="float" office:value="8541" table:style-name="ce9">
            <text:p>8.541,00</text:p>
          </table:table-cell>
          <table:table-cell office:value-type="date" office:date-value="2012-12-21T00:00:00" table:style-name="ce10">
            <text:p>21/12/2012</text:p>
          </table:table-cell>
          <table:table-cell office:value-type="string" table:style-name="ce9">
            <text:p>13D1472</text:p>
          </table:table-cell>
          <table:table-cell office:value-type="float" office:value="1403001608" table:style-name="ce8">
            <text:p>1403001608</text:p>
          </table:table-cell>
          <table:table-cell office:value-type="string" table:style-name="ce12">
            <text:p>1403001608 Ο ΚΩΔΙΚΟΣ ΠΑΓΙΟΥ ΔΕΝ ΥΠΑΡΧΕΙ , STORAGE (Type: 1746-C4A)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IBM 600GB 10K 6GB 2.5' SAS HDD</text:p>
          </table:table-cell>
          <table:table-cell office:value-type="float" office:value="1384" table:style-name="ce9">
            <text:p>1.384,00</text:p>
          </table:table-cell>
          <table:table-cell office:value-type="date" office:date-value="2018-10-01T00:00:00" table:style-name="ce10">
            <text:p>1/10/2018</text:p>
          </table:table-cell>
          <table:table-cell table:style-name="ce9"/>
          <table:table-cell office:value-type="float" office:value="1403001745" table:style-name="ce11">
            <text:p>1403001745</text:p>
          </table:table-cell>
          <table:table-cell office:value-type="string" table:style-name="ce14">
            <text:p>Αναβάθμιση δίσκων Storage Server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Equip Power Strip 9-schuko 19''</text:p>
          </table:table-cell>
          <table:table-cell office:value-type="float" office:value="45" table:style-name="ce9">
            <text:p>45,00</text:p>
          </table:table-cell>
          <table:table-cell office:value-type="date" office:date-value="2013-01-14T00:00:00" table:style-name="ce10">
            <text:p>14/1/2013</text:p>
          </table:table-cell>
          <table:table-cell table:style-name="ce9"/>
          <table:table-cell office:value-type="float" office:value="1403001669" table:style-name="ce11">
            <text:p>1403001669</text:p>
          </table:table-cell>
          <table:table-cell office:value-type="string" table:style-name="ce14">
            <text:p>πολύπριζα rack</text:p>
          </table:table-cell>
          <table:table-cell table:number-columns-repeated="16378"/>
        </table:table-row>
        <table:table-row table:style-name="ro2">
          <table:table-cell office:value-type="string" table:style-name="ce7">
            <text:p>HP Proliant DL360e G8</text:p>
          </table:table-cell>
          <table:table-cell office:value-type="float" office:value="389" table:style-name="ce9">
            <text:p>389,00</text:p>
          </table:table-cell>
          <table:table-cell office:value-type="date" office:date-value="2020-01-29T00:00:00" table:style-name="ce10">
            <text:p>29/1/2020</text:p>
          </table:table-cell>
          <table:table-cell office:value-type="string" table:style-name="ce9">
            <text:p>CZ34299BF9</text:p>
          </table:table-cell>
          <table:table-cell office:value-type="float" office:value="1403001808" table:style-name="ce11">
            <text:p>1403001808</text:p>
          </table:table-cell>
          <table:table-cell table:style-name="ce14"/>
          <table:table-cell table:number-columns-repeated="16378"/>
        </table:table-row>
        <table:table-row table:style-name="ro2">
          <table:table-cell office:value-type="string" table:style-name="ce7">
            <text:p>Dell PowerEdge 2600<text:s/></text:p>
          </table:table-cell>
          <table:table-cell office:value-type="float" office:value="4120" table:style-name="ce9">
            <text:p>4.120,00</text:p>
          </table:table-cell>
          <table:table-cell table:style-name="ce24"/>
          <table:table-cell office:value-type="string" table:style-name="ce17">
            <text:p>B6KH61J</text:p>
          </table:table-cell>
          <table:table-cell office:value-type="float" office:value="1403001015" table:style-name="ce11">
            <text:p>1403001015</text:p>
          </table:table-cell>
          <table:table-cell office:value-type="string" table:style-name="ce12">
            <text:p>1403001015 Κ. ΠΑΓΙΟΥ SERVER &amp; ΚΟΣΤΟΣ (4120€)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IBM 146GB</text:p>
          </table:table-cell>
          <table:table-cell office:value-type="float" office:value="500" table:number-columns-spanned="1" table:number-rows-spanned="2" table:style-name="ce49">
            <text:p>500,00</text:p>
          </table:table-cell>
          <table:table-cell table:style-name="ce27"/>
          <table:table-cell table:style-name="ce28"/>
          <table:table-cell office:value-type="float" office:value="1403001712" table:number-columns-spanned="1" table:number-rows-spanned="2" table:style-name="ce50">
            <text:p>1403001712</text:p>
          </table:table-cell>
          <table:table-cell office:value-type="string" table:number-columns-spanned="1" table:number-rows-spanned="2" table:style-name="ce51">
            <text:p>Δίσκοι και τροφοδοτικό για τους servers IBM System X3650 M4. Αγοράστήκαν για backup κατά την μετακόμιση του κτηρίου.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PSU</text:p>
          </table:table-cell>
          <table:covered-table-cell/>
          <table:table-cell table:style-name="ce27"/>
          <table:table-cell table:style-name="ce28"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25">
            <text:p>Δίσκος Dell 300GB SAS 2.5" Hot Plug HD</text:p>
          </table:table-cell>
          <table:table-cell office:value-type="float" office:value="453" table:style-name="ce34">
            <text:p>453,00</text:p>
          </table:table-cell>
          <table:table-cell table:style-name="ce27"/>
          <table:table-cell table:style-name="ce28"/>
          <table:table-cell office:value-type="float" office:value="1403001737" table:style-name="ce35">
            <text:p>1403001737</text:p>
          </table:table-cell>
          <table:table-cell office:value-type="string" table:style-name="ce36">
            <text:p>Δίσκοι για server Dell PowerEdge R410 ή Dell PowerEdge R310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IBM TS4300 Tape Library</text:p>
          </table:table-cell>
          <table:table-cell office:value-type="float" office:value="5460.9" table:style-name="ce34">
            <text:p>5460,90</text:p>
          </table:table-cell>
          <table:table-cell office:value-type="date" office:date-value="2019-04-12T00:00:00" table:number-columns-spanned="1" table:number-rows-spanned="5" table:style-name="ce46">
            <text:p>12/4/2019</text:p>
          </table:table-cell>
          <table:table-cell office:value-type="string" table:style-name="ce28">
            <text:p>7800KXK</text:p>
          </table:table-cell>
          <table:table-cell office:value-type="float" office:value="1403001773" table:style-name="ce35">
            <text:p>1403001773</text:p>
          </table:table-cell>
          <table:table-cell office:value-type="string" table:style-name="ce36">
            <text:p>Tape Library. Εγγύηση 3 χρόνια (12/4/2022)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IBM Sec Key Life Manager SW S&amp;S 3YR</text:p>
          </table:table-cell>
          <table:table-cell office:value-type="float" office:value="1901.5" table:style-name="ce34">
            <text:p>1901,50</text:p>
          </table:table-cell>
          <table:covered-table-cell/>
          <table:table-cell table:style-name="ce28"/>
          <table:table-cell table:style-name="ce39"/>
          <table:table-cell office:value-type="string" table:style-name="ce36">
            <text:p>Software encryption tape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Data Cartridges LTO7 IBM 6/15TB</text:p>
          </table:table-cell>
          <table:table-cell office:value-type="float" office:value="1522.6" table:style-name="ce34">
            <text:p>1522,60</text:p>
          </table:table-cell>
          <table:covered-table-cell/>
          <table:table-cell table:style-name="ce28"/>
          <table:table-cell table:style-name="ce39"/>
          <table:table-cell table:style-name="ce36"/>
          <table:table-cell table:number-columns-repeated="16378"/>
        </table:table-row>
        <table:table-row table:style-name="ro4">
          <table:table-cell office:value-type="string" table:style-name="ce25">
            <text:p>BC Labels for Media LTO7 SGL HRZ+COL Labels: LTO730L7 - LTO749L7</text:p>
          </table:table-cell>
          <table:table-cell office:value-type="float" office:value="20" table:style-name="ce34">
            <text:p>20,00</text:p>
          </table:table-cell>
          <table:covered-table-cell/>
          <table:table-cell table:style-name="ce28"/>
          <table:table-cell table:style-name="ce39"/>
          <table:table-cell table:style-name="ce36"/>
          <table:table-cell table:number-columns-repeated="16378"/>
        </table:table-row>
        <table:table-row table:style-name="ro2">
          <table:table-cell office:value-type="string" table:style-name="ce25">
            <text:p>Clean Cart. Univ. IBM LTO1/2/3/4/5/6</text:p>
          </table:table-cell>
          <table:table-cell office:value-type="float" office:value="45.63" table:style-name="ce34">
            <text:p>45,63</text:p>
          </table:table-cell>
          <table:covered-table-cell/>
          <table:table-cell table:style-name="ce28"/>
          <table:table-cell table:style-name="ce39"/>
          <table:table-cell table:style-name="ce36"/>
          <table:table-cell table:number-columns-repeated="16378"/>
        </table:table-row>
        <table:table-row table:style-name="ro2">
          <table:table-cell office:value-type="string" table:style-name="ce25">
            <text:p>HP DL360e G8</text:p>
          </table:table-cell>
          <table:table-cell office:value-type="float" office:value="389" table:style-name="ce34">
            <text:p>389,00</text:p>
          </table:table-cell>
          <table:table-cell office:value-type="date" office:date-value="2020-01-29T00:00:00" table:style-name="ce40">
            <text:p>29/1/2020</text:p>
          </table:table-cell>
          <table:table-cell office:value-type="string" table:style-name="ce28">
            <text:p>CZ34299BF9</text:p>
          </table:table-cell>
          <table:table-cell office:value-type="float" office:value="1403001808" table:style-name="ce35">
            <text:p>1403001808</text:p>
          </table:table-cell>
          <table:table-cell office:value-type="string" table:style-name="ce36">
            <text:p>Refurbished - Backup Τηλεφωνικού Κέντρου</text:p>
          </table:table-cell>
          <table:table-cell table:number-columns-repeated="16378"/>
        </table:table-row>
        <table:table-row table:style-name="ro4">
          <table:table-cell office:value-type="string" table:style-name="ce25">
            <text:p>IBM Storwize V5010E</text:p>
          </table:table-cell>
          <table:table-cell office:value-type="float" office:value="14743" table:style-name="ce34">
            <text:p>14743,00</text:p>
          </table:table-cell>
          <table:table-cell office:value-type="date" office:date-value="2020-02-25T00:00:00" table:style-name="ce40">
            <text:p>25/2/2020</text:p>
          </table:table-cell>
          <table:table-cell office:value-type="string" table:style-name="ce28">
            <text:p>781NB52</text:p>
          </table:table-cell>
          <table:table-cell office:value-type="float" office:value="1403001812" table:style-name="ce35">
            <text:p>1403001812</text:p>
          </table:table-cell>
          <table:table-cell office:value-type="string" table:style-name="ce36">
            <text:p>Εγγύηση Server 3 χρόνια (25/2/2023) - Model Type: 2072224 - Storage</text:p>
          </table:table-cell>
          <table:table-cell table:number-columns-repeated="16378"/>
        </table:table-row>
        <table:table-row table:style-name="ro4">
          <table:table-cell office:value-type="string" table:style-name="ce25">
            <text:p>Lenovo ThinkSystem SR650</text:p>
          </table:table-cell>
          <table:table-cell office:value-type="float" office:value="6333.25" table:style-name="ce34">
            <text:p>6333,25</text:p>
          </table:table-cell>
          <table:table-cell office:value-type="date" office:date-value="2020-02-25T00:00:00" table:style-name="ce40">
            <text:p>25/2/2020</text:p>
          </table:table-cell>
          <table:table-cell office:value-type="string" table:style-name="ce28">
            <text:p>J301PYFF</text:p>
          </table:table-cell>
          <table:table-cell office:value-type="float" office:value="1403001810" table:style-name="ce35">
            <text:p>1403001810</text:p>
          </table:table-cell>
          <table:table-cell office:value-type="string" table:style-name="ce36">
            <text:p>Εγγύηση Server 3 χρόνια (25/2/2023) - Model Type: 7X06-CT01WW - UESX-02</text:p>
          </table:table-cell>
          <table:table-cell table:number-columns-repeated="16378"/>
        </table:table-row>
        <table:table-row table:style-name="ro4">
          <table:table-cell office:value-type="string" table:style-name="ce25">
            <text:p>Lenovo ThinkSystem SR650</text:p>
          </table:table-cell>
          <table:table-cell office:value-type="float" office:value="6333.25" table:style-name="ce34">
            <text:p>6333,25</text:p>
          </table:table-cell>
          <table:table-cell office:value-type="date" office:date-value="2020-02-25T00:00:00" table:style-name="ce40">
            <text:p>25/2/2020</text:p>
          </table:table-cell>
          <table:table-cell office:value-type="string" table:style-name="ce28">
            <text:p>J301PYFG</text:p>
          </table:table-cell>
          <table:table-cell office:value-type="float" office:value="1403001811" table:style-name="ce35">
            <text:p>1403001811</text:p>
          </table:table-cell>
          <table:table-cell office:value-type="string" table:style-name="ce36">
            <text:p>Εγγύηση Server 3 χρόνια (25/2/2023) - Model Type: 7X06-CT01WW - UESX-01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KVM Switch 17'' 8-port Combo VGA LCD</text:p>
          </table:table-cell>
          <table:table-cell office:value-type="float" office:value="950.47" table:style-name="ce34">
            <text:p>950,47</text:p>
          </table:table-cell>
          <table:table-cell office:value-type="date" office:date-value="2020-04-09T00:00:00" table:style-name="ce40">
            <text:p>9/4/2020</text:p>
          </table:table-cell>
          <table:table-cell office:value-type="string" table:style-name="ce28">
            <text:p>232LTEG</text:p>
          </table:table-cell>
          <table:table-cell office:value-type="float" office:value="1403001831" table:style-name="ce35">
            <text:p>1403001831</text:p>
          </table:table-cell>
          <table:table-cell office:value-type="string" table:style-name="ce36">
            <text:p>Οθόνη</text:p>
          </table:table-cell>
          <table:table-cell table:number-columns-repeated="16378"/>
        </table:table-row>
        <table:table-row table:style-name="ro2">
          <table:table-cell office:value-type="string" table:style-name="ce25">
            <text:p>KVM Power Unit 230VAC 8SCKT/TYPE F</text:p>
          </table:table-cell>
          <table:table-cell office:value-type="float" office:value="40" table:style-name="ce34">
            <text:p>40,00</text:p>
          </table:table-cell>
          <table:table-cell office:value-type="date" office:date-value="2020-04-09T00:00:00" table:style-name="ce40">
            <text:p>9/4/2020</text:p>
          </table:table-cell>
          <table:table-cell table:style-name="ce28"/>
          <table:table-cell office:value-type="float" office:value="1409000375" table:style-name="ce35">
            <text:p>1409000375</text:p>
          </table:table-cell>
          <table:table-cell office:value-type="string" table:style-name="ce36">
            <text:p>πολύπριζα rack</text:p>
          </table:table-cell>
          <table:table-cell table:number-columns-repeated="16378"/>
        </table:table-row>
        <table:table-row table:style-name="ro2">
          <table:table-cell table:style-name="ce25"/>
          <table:table-cell table:style-name="ce28"/>
          <table:table-cell table:style-name="ce27"/>
          <table:table-cell table:style-name="ce28"/>
          <table:table-cell table:style-name="ce41"/>
          <table:table-cell table:style-name="ce42"/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oannisb</meta:initial-creator>
    <dc:creator>ioannisb</dc:creator>
    <meta:creation-date>2025-10-27T19:07:07Z</meta:creation-date>
    <dc:date>2025-10-27T19:13:14Z</dc:date>
  </office:meta>
</office:document-meta>
</file>